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0000" draw:textarea-horizontal-align="justify" draw:textarea-vertical-align="middle" draw:auto-grow-height="false" fo:min-height="6.75cm" fo:min-width="4.25cm" loext:decorative="false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.5cm" fo:min-width="2cm" loext:decorative="false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2cm" fo:min-width="4cm" loext:decorative="false"/>
      <style:paragraph-properties style:writing-mode="lr-tb"/>
    </style:style>
    <style:style style:name="gr4" style:family="graphic" style:parent-style-name="objectwithoutfill">
      <style:graphic-properties draw:marker-start="Arrow" draw:marker-start-width="0.3cm" draw:marker-end="Arrow" draw:marker-end-width="0.3cm" draw:fill="none" draw:textarea-vertical-align="middle" loext:decorative="false"/>
    </style:style>
    <style:style style:name="gr5" style:family="graphic" style:parent-style-name="standard">
      <style:graphic-properties draw:textarea-horizontal-align="justify" draw:textarea-vertical-align="middle" draw:auto-grow-height="false" fo:min-height="1.5cm" fo:min-width="3.5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0000"/>
      <style:paragraph-properties fo:text-align="center"/>
    </style:style>
    <style:style style:name="P3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2" draw:layer="layout" svg:width="4.75cm" svg:height="7cm" svg:x="7.5cm" svg:y="4cm">
          <text:p text:style-name="P1">Esp 3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1" draw:id="id1" draw:layer="layout" svg:width="2.5cm" svg:height="1.75cm" svg:x="8.5cm" svg:y="5.25cm">
          <text:p text:style-name="P1">Core<text:line-break/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4" draw:id="id4" draw:layer="layout" svg:width="2.5cm" svg:height="1.75cm" svg:x="8.5cm" svg:y="8.5cm">
          <text:p text:style-name="P1">Core<text:line-break/>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xml:id="id2" draw:id="id2" draw:layer="layout" svg:width="4.5cm" svg:height="2.25cm" svg:x="14.5cm" svg:y="5cm">
          <text:p text:style-name="P1">CC1101</text:p>
          <text:p text:style-name="P1">Radio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3" draw:layer="layout" svg:x1="11cm" svg:y1="6.125cm" svg:x2="14.5cm" svg:y2="6.125cm" draw:start-shape="id1" draw:start-glue-point="1" draw:end-shape="id2" draw:end-glue-point="3" svg:d="M11000 6125h3500" svg:viewBox="0 0 3501 1">
          <text:p/>
        </draw:connector>
        <draw:custom-shape draw:style-name="gr5" draw:text-style-name="P1" xml:id="id3" draw:id="id3" draw:layer="layout" svg:width="4cm" svg:height="1.75cm" svg:x="2.25cm" svg:y="8.5cm">
          <text:p text:style-name="P1">Client app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3" draw:layer="layout" svg:x1="6.25cm" svg:y1="9.375cm" svg:x2="8.5cm" svg:y2="9.375cm" draw:start-shape="id3" draw:start-glue-point="1" draw:end-shape="id4" draw:end-glue-point="3" svg:d="M6250 9375h2250" svg:viewBox="0 0 2251 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reenchi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reenchido_20_amarelo" draw:display-name="Preenchido amare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reenchido_20_azul" draw:display-name="Preenchi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reenchido_20_verde" draw:display-name="Preenchi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Preenchido_20_vermelho" draw:display-name="Preenchido vermelh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marker draw:name="Arrow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P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3.432cm" fo:margin-bottom="17.89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5-19T13:57:24.832000000</meta:creation-date>
    <dc:date>2025-05-19T14:39:18.745000000</dc:date>
    <meta:editing-duration>PT10M39S</meta:editing-duration>
    <meta:editing-cycles>2</meta:editing-cycles>
    <meta:generator>LibreOffice/24.8.5.2$Windows_X86_64 LibreOffice_project/fddf2685c70b461e7832239a0162a77216259f22</meta:generator>
    <meta:document-statistic meta:object-count="7"/>
  </office:meta>
</office:document-meta>
</file>